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66c" officeooo:paragraph-rsid="0015d0d0"/>
    </style:style>
    <style:style style:name="P2" style:family="paragraph" style:parent-style-name="Standard">
      <style:text-properties fo:font-size="12pt" officeooo:rsid="0011866c" officeooo:paragraph-rsid="0015d0d0" style:font-size-asian="10.5pt" style:font-size-complex="12pt"/>
    </style:style>
    <style:style style:name="P3" style:family="paragraph" style:parent-style-name="Standard">
      <style:text-properties fo:font-size="12pt" officeooo:rsid="0017772c" officeooo:paragraph-rsid="0017772c" style:font-size-asian="10.5pt" style:font-size-complex="12pt"/>
    </style:style>
    <style:style style:name="P4" style:family="paragraph" style:parent-style-name="Standard">
      <style:text-properties fo:font-size="12pt" officeooo:rsid="0017772c" officeooo:paragraph-rsid="0018561b" style:font-size-asian="10.5pt" style:font-size-complex="12pt"/>
    </style:style>
    <style:style style:name="P5" style:family="paragraph" style:parent-style-name="Standard">
      <style:text-properties fo:font-size="12pt" officeooo:rsid="0018561b" officeooo:paragraph-rsid="0018561b" style:font-size-asian="10.5pt" style:font-size-complex="12pt"/>
    </style:style>
    <style:style style:name="P6" style:family="paragraph" style:parent-style-name="Standard">
      <style:text-properties fo:font-size="12pt" officeooo:rsid="001a0f09" officeooo:paragraph-rsid="001a0f09" style:font-size-asian="10.5pt" style:font-size-complex="12pt"/>
    </style:style>
    <style:style style:name="P7" style:family="paragraph" style:parent-style-name="Standard">
      <style:text-properties fo:font-size="12pt" officeooo:rsid="001a0f09" officeooo:paragraph-rsid="001ecc2e" style:font-size-asian="10.5pt" style:font-size-complex="12pt"/>
    </style:style>
    <style:style style:name="T1" style:family="text">
      <style:text-properties fo:font-size="15pt" officeooo:rsid="0015d0d0" style:font-size-asian="13.1000003814697pt" style:font-size-complex="15pt"/>
    </style:style>
    <style:style style:name="T2" style:family="text">
      <style:text-properties officeooo:rsid="0018561b"/>
    </style:style>
    <style:style style:name="T3" style:family="text">
      <style:text-properties officeooo:rsid="001a0f0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bb8ba"/>
    </style:style>
    <style:style style:name="T6" style:family="text">
      <style:text-properties officeooo:rsid="001d1b43"/>
    </style:style>
    <style:style style:name="T7" style:family="text">
      <style:text-properties officeooo:rsid="001ec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x Oppgave AIART <text:s text:c="6"/><text:span text:style-name="T1">Projektrapport</text:span></text:p>
      <text:p text:style-name="P2"/>
      <text:p text:style-name="P2"/>
      <text:p text:style-name="P5">* Rakk ikke å gjøre Gjestebok ekstra oppgaven.</text:p>
      <text:p text:style-name="P2">* <text:span text:style-name="T2">På Galleri siden… I oppgave arket, står det Siden skal være dynamisk generert basert på en bildemappe… Jeg leste feil før projektet og inså det lit for sent til å endre til React eller node for å </text:span><text:span text:style-name="T3">gå igjenom mappen istedet for å ha hardkodede veier til bildene. </text:span><text:span text:style-name="T5">Såå noe av logiken min er lit rar… </text:span><text:span text:style-name="T6">Og serverne ble lit rare… Men det funka.</text:span></text:p>
      <text:p text:style-name="P2">*<text:span text:style-name="T3">Brukte også noe tid på å hjelpe andre såå det gjikk jo også lit ut over min egen tid.</text:span></text:p>
      <text:p text:style-name="P2"/>
      <text:p text:style-name="P2"/>
      <text:p text:style-name="P6">Jeg er egentlig ganske forgnøyd. Trodde det skule ta mer tid og at det skule være vanskeligere men ble ferdig. Fikk til vm / proxmox og alt :).</text:p>
      <text:p text:style-name="P6"/>
      <text:p text:style-name="P6">GitHub: <text:s/><text:a xlink:type="simple" xlink:href="https://github.com/UnoHero/Daxoppgave---AIART" text:style-name="Internet_20_link" text:visited-style-name="Visited_20_Internet_20_Link"><text:span text:style-name="T4">https://github.com/UnoHero/Daxoppgave---AIART</text:span></text:a><text:span text:style-name="T4"> </text:span></text:p>
      <text:p text:style-name="P2"><text:tab/><text:span text:style-name="T3">Clone: git@github.com:UnoHero/Daxoppgave---AIART.git</text:span></text:p>
      <text:p text:style-name="P2"/>
      <text:p text:style-name="P3">Ip Plan:</text:p>
      <text:p text:style-name="P3"><text:tab/></text:p>
      <text:p text:style-name="P3"><text:tab/>Test VM → 10.12.3.113 </text:p>
      <text:p text:style-name="P5"><text:tab/><text:tab/>student</text:p>
      <text:p text:style-name="P3"><text:tab/><text:tab/>Passord1</text:p>
      <text:p text:style-name="P3"><text:tab/></text:p>
      <text:p text:style-name="P3"><text:tab/>ProxMox → 10.10.1.113</text:p>
      <text:p text:style-name="P4"><text:tab/><text:tab/><text:span text:style-name="T2">uno</text:span></text:p>
      <text:p text:style-name="P4"><text:tab/><text:tab/>Passord113</text:p>
      <text:p text:style-name="P3"><text:tab/></text:p>
      <text:p text:style-name="P3"/>
      <text:p text:style-name="P7">Nettverksdiagram:</text:p>
      <text:p text:style-name="P7"><text:tab/><text:span text:style-name="T7">Vedlakt</text:span><text:lin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9:29:26.111573518</meta:creation-date>
    <meta:editing-duration>PT21M11S</meta:editing-duration>
    <meta:editing-cycles>2</meta:editing-cycles>
    <meta:generator>LibreOffice/7.3.7.2$Linux_X86_64 LibreOffice_project/30$Build-2</meta:generator>
    <dc:date>2024-02-26T14:05:03.755269002</dc:date>
    <meta:document-statistic meta:table-count="0" meta:image-count="0" meta:object-count="0" meta:page-count="1" meta:paragraph-count="19" meta:word-count="145" meta:character-count="878" meta:non-whitespace-character-count="725"/>
  </office:meta>
</office:document-meta>
</file>